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.528cm" fo:min-width="16.772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676cm" fo:min-width="13.618cm" fo:padding-top="0.178cm" fo:padding-bottom="0.178cm" fo:padding-left="0.303cm" fo:padding-right="0.30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676cm" fo:min-width="14.126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268cm" fo:min-width="12.602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268cm" fo:min-width="5.99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.268cm" fo:min-width="8.538cm" fo:padding-top="0.178cm" fo:padding-bottom="0.178cm" fo:padding-left="0.303cm" fo:padding-right="0.30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17.272cm" svg:height="1.778cm" svg:x="2.286cm" svg:y="1.524cm">
          <text:p text:style-name="P1">Disolución de 18.0191 g de Pluronic 123 en 135 mL agu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4.224cm" svg:height="2.032cm" svg:x="3.81cm" svg:y="5.334cm">
          <text:p text:style-name="P1">Mezcla de la solución acuosa de Pluronic</text:p>
          <text:p text:style-name="P1">con 132 mL de solución 2M HCl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22cm" svg:y1="3.302cm" svg:x2="10.922cm" svg:y2="5.334cm" draw:start-shape="id1" draw:start-glue-point="2" draw:end-shape="id2" draw:end-glue-point="0" svg:d="M10922 3302v2032" svg:viewBox="0 0 1 2033">
          <text:p/>
        </draw:connector>
        <draw:custom-shape draw:style-name="gr4" draw:text-style-name="P2" xml:id="id3" draw:id="id3" draw:layer="layout" svg:width="14.732cm" svg:height="2.032cm" svg:x="3.556cm" svg:y="9.144cm">
          <text:p text:style-name="P1">Adición de 42 mL de tetraetil ortosilicato por goteo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22cm" svg:y1="7.366cm" svg:x2="10.922cm" svg:y2="9.144cm" draw:start-shape="id2" draw:start-glue-point="2" draw:end-shape="id3" draw:end-glue-point="0" svg:d="M10922 7366v1778" svg:viewBox="0 0 1 1779">
          <text:p/>
        </draw:connector>
        <draw:custom-shape draw:style-name="gr5" draw:text-style-name="P2" xml:id="id4" draw:id="id4" draw:layer="layout" svg:width="13.208cm" svg:height="1.624cm" svg:x="4.318cm" svg:y="13.208cm">
          <text:p text:style-name="P1">Aumento de la temperatura a 80 °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22cm" svg:y1="11.176cm" svg:x2="10.922cm" svg:y2="13.208cm" draw:start-shape="id3" draw:start-glue-point="2" draw:end-shape="id4" draw:end-glue-point="0" svg:d="M10922 11176v2032" svg:viewBox="0 0 1 2033">
          <text:p/>
        </draw:connector>
        <draw:frame draw:style-name="gr6" draw:text-style-name="P3" draw:layer="layout" svg:width="6.488cm" svg:height="0.962cm" svg:x="11.076cm" svg:y="3.71cm">
          <draw:text-box>
            <text:p>Agitación por 3 horas</text:p>
          </draw:text-box>
        </draw:frame>
        <draw:frame draw:style-name="gr6" draw:text-style-name="P3" draw:layer="layout" svg:width="8.224cm" svg:height="0.962cm" svg:x="11.176cm" svg:y="11.53cm">
          <draw:text-box>
            <text:p>Agitación a 35 °C, 24 horas</text:p>
          </draw:text-box>
        </draw:frame>
        <draw:custom-shape draw:style-name="gr7" draw:text-style-name="P2" xml:id="id5" draw:id="id5" draw:layer="layout" svg:width="6.604cm" svg:height="1.624cm" svg:x="7.62cm" svg:y="16.11cm">
          <text:p text:style-name="P1">Filtración y lavados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9.144cm" svg:height="1.624cm" svg:x="6.35cm" svg:y="18.796cm">
          <text:p text:style-name="P1">Calcinación a 540 °C, 6 horas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10.922cm" svg:y1="14.832cm" svg:x2="10.922cm" svg:y2="16.11cm" draw:start-shape="id4" draw:start-glue-point="2" draw:end-shape="id5" draw:end-glue-point="0" svg:d="M10922 14832v1278" svg:viewBox="0 0 1 1279">
          <text:p/>
        </draw:connector>
        <draw:connector draw:style-name="gr3" draw:text-style-name="P2" draw:layer="layout" svg:x1="10.922cm" svg:y1="17.734cm" svg:x2="10.922cm" svg:y2="18.796cm" draw:start-shape="id5" draw:start-glue-point="2" draw:end-shape="id6" draw:end-glue-point="0" svg:d="M10922 17734v1062" svg:viewBox="0 0 1 1063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0:18:49.341295987</meta:creation-date>
    <dc:date>2017-05-17T20:55:05.580218331</dc:date>
    <meta:editing-duration>PT5M35S</meta:editing-duration>
    <meta:editing-cycles>1</meta:editing-cycles>
    <meta:document-statistic meta:object-count="36"/>
    <meta:generator>LibreOffice/5.1.6.2$Linux_X86_64 LibreOffice_project/10m0$Build-2</meta:generator>
  </office:meta>
</office:document-meta>
</file>